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43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16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office:value-type="string">
            <text:p>Скорость счета фона</text:p>
          </table:table-cell>
          <table:table-cell office:value-type="string">
            <text:p>Скорость счета ЭИ</text:p>
          </table:table-cell>
          <table:table-cell office:value-type="string">
            <text:p>Активность ЭИ</text:p>
          </table:table-cell>
          <table:table-cell table:style-name="ce1" office:value-type="string">
            <text:p>Чувствительность</text:p>
          </table:table-cell>
          <table:table-cell table:style-name="ce1" office:value-type="string">
            <text:p>Абсолютная Погрешность</text:p>
          </table:table-cell>
          <table:table-cell table:style-name="ce1" office:value-type="string">
            <text:p>Относительная погрешность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32.8">
            <text:p>332,8</text:p>
          </table:table-cell>
          <table:table-cell office:value-type="float" office:value="10197.8">
            <text:p>10197,8</text:p>
          </table:table-cell>
          <table:table-cell office:value-type="float" office:value="90.8">
            <text:p>90,8</text:p>
          </table:table-cell>
          <table:table-cell table:formula="of:=([.C2]-[.B2])/[.D2]" office:value-type="float" office:value="108.645374449339">
            <text:p>108,65</text:p>
          </table:table-cell>
          <table:table-cell table:formula="of:=110.1-[.E2]" office:value-type="float" office:value="1.45462555066078">
            <text:p>1,455</text:p>
          </table:table-cell>
          <table:table-cell table:formula="of:=(110.1/[.E2]-1)*100" office:value-type="float" office:value="1.33887480993409">
            <text:p>1,33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24.8">
            <text:p>324,8</text:p>
          </table:table-cell>
          <table:table-cell office:value-type="float" office:value="9953.8">
            <text:p>9953,8</text:p>
          </table:table-cell>
          <table:table-cell office:value-type="float" office:value="90.8">
            <text:p>90,8</text:p>
          </table:table-cell>
          <table:table-cell table:formula="of:=([.C3]-[.B3])/[.D3]" office:value-type="float" office:value="106.046255506608">
            <text:p>106,05</text:p>
          </table:table-cell>
          <table:table-cell table:formula="of:=110.1-[.E3]" office:value-type="float" office:value="4.05374449339206">
            <text:p>4,054</text:p>
          </table:table-cell>
          <table:table-cell table:formula="of:=(110.1/[.E3]-1)*100" office:value-type="float" office:value="3.82261917125351">
            <text:p>3,823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47.4">
            <text:p>347,4</text:p>
          </table:table-cell>
          <table:table-cell office:value-type="float" office:value="10104.8">
            <text:p>10104,8</text:p>
          </table:table-cell>
          <table:table-cell office:value-type="float" office:value="90.8">
            <text:p>90,8</text:p>
          </table:table-cell>
          <table:table-cell table:formula="of:=([.C4]-[.B4])/[.D4]" office:value-type="float" office:value="107.460352422908">
            <text:p>107,46</text:p>
          </table:table-cell>
          <table:table-cell table:formula="of:=110.1-[.E4]" office:value-type="float" office:value="2.6396475770925">
            <text:p>2,640</text:p>
          </table:table-cell>
          <table:table-cell table:formula="of:=(110.1/[.E4]-1)*100" office:value-type="float" office:value="2.45639207165842">
            <text:p>2,4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.07.2018</text:date>, <text:time>13:14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0:46:04.49</meta:creation-date>
    <dc:date>2018-07-18T13:14:43.24</dc:date>
    <meta:editing-duration>PT1H36M43S</meta:editing-duration>
    <meta:editing-cycles>14</meta:editing-cycles>
    <meta:generator>OpenOffice/4.1.4$Win32 OpenOffice.org_project/414m5$Build-9788</meta:generator>
    <dc:creator>Vadim Serikov</dc:creator>
    <meta:document-statistic meta:table-count="1" meta:cell-count="27" meta:object-count="0"/>
  </office:meta>
</office:document-meta>
</file>